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241487163408564925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973439940352901334"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920009918706002064"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433278798085621259"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924044983008533116"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085434150102376664"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218005292392781797"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088514148296413029"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27822803" text:continue-list="list7218005292392781797"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9186335389239749548"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7795079"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7797662"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27823728"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27825772"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7803933"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705717559219416744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61067863530861379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433453835252894817"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7815065"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404216357252243679"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901337712909684156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590799605306724322" text:style-name="L15">
        <text:list-item>
          <text:list>
            <text:list-header>
              <text:p text:style-name="P183">1.5 miles averaging about 9:40/mile and rest 1 min</text:p>
            </text:list-header>
          </text:list>
        </text:list-item>
      </text:list>
      <text:p text:style-name="P24">1 mile in 8:26 and rest 2 min</text:p>
      <text:list xml:id="list2382658554278356274"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931005446291695467"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7807654"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887202318298151911"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534963623624090184"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774424775913858369"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27821443" text:continue-list="list5534963623624090184" text:style-name="L19">
        <text:list-item>
          <text:list>
            <text:list-header>
              <text:p text:style-name="P187">(Pace*HR)=1240</text:p>
            </text:list-header>
          </text:list>
        </text:list-item>
      </text:list>
      <text:list xml:id="list27812163" text:continue-list="list887202318298151911" text:style-name="L18">
        <text:list-item>
          <text:list>
            <text:list-header>
              <text:p text:style-name="P186">2 miles at 10:46/mile Ave HR= 121 bpm and rest a few minutes</text:p>
            </text:list-header>
          </text:list>
        </text:list-item>
      </text:list>
      <text:list xml:id="list27805742" text:continue-list="list27821443"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27823705"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337902189844740724"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124088644575653422"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841707913676958910"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5759361545927298527"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11957156630652744"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50554969759701483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27807449"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7822547"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803967564760598566"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41343179625972549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791975527224160905"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115745821997539729"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404656392345266757"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426578985187137603" text:style-name="L32">
        <text:list-item>
          <text:list>
            <text:list-header>
              <text:p text:style-name="P197">0.25 miles in 2:54</text:p>
              <text:p text:style-name="P197">1 mile in 9:21 going faster as I ran and ending at around 8:30 pace</text:p>
            </text:list-header>
          </text:list>
        </text:list-item>
      </text:list>
      <text:list xml:id="list2152361987835933531"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248986506209721447"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318925431462618424"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541214044764040491"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06295657073887781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088444603821135594"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9:05 at 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text:soft-page-break/>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593048114708290437"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oft-page-break/><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15T07:55:34.64</dc:date>
    <dc:creator>James Lombardi</dc:creator>
    <meta:editing-duration>P29DT5H22M36S</meta:editing-duration>
    <meta:editing-cycles>2184</meta:editing-cycles>
    <meta:generator>OpenOffice/4.1.2$Win32 OpenOffice.org_project/412m3$Build-9782</meta:generator>
    <meta:document-statistic meta:table-count="0" meta:image-count="9" meta:object-count="0" meta:page-count="216" meta:paragraph-count="6320" meta:word-count="68153" meta:character-count="348728"/>
  </office:meta>
</office:document-meta>
</file>